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6.509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2.59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Fehlerbild</text:p>
          </table:table-cell>
          <table:table-cell/>
          <table:table-cell office:value-type="string" calcext:value-type="string">
            <text:p>Betriebsstatu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PU nicht erreichbar</text:p>
          </table:table-cell>
          <table:table-cell/>
          <table:table-cell office:value-type="string" calcext:value-type="string">
            <text:p>Unbekan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Ra RemoteNode nicht erreichbar</text:p>
          </table:table-cell>
          <table:table-cell/>
          <table:table-cell office:value-type="string" calcext:value-type="string">
            <text:p>Sto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Ra Gateway nicht erreichbar</text:p>
          </table:table-cell>
          <table:table-cell/>
          <table:table-cell office:value-type="string" calcext:value-type="string">
            <text:p>Betriebsart Leistu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etriebsart Druc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etriebsart Leistung Nach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etriebsart Druck Nach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oRa Gateway: LCD Initialisierung fehlgeschlagen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LoRa Gateway</text:span>: LoRa Initialisierung fehlgeschlage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1">LoRa Gateway</text:span>: WLAN Initialisierung fehlgeschlage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1">LoRa RemodeNode</text:span>: SD Initialisierung fehlgeschlagen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LoRa RemodeNode</text:span>: LoRa Initialisierung fehlgeschlagen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LoRa RemodeNode</text:span>: WLAN Initialisierung fehlgeschlagen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thalt Ausgelös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annung nicht im erwarteten Bereich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ruck nicht im erwarteten Bereich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emperatur nicht im erwarteten Bereich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hwimmer ausgelös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bsperrhahn nicht auf Position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entilantrieb 1 nicht auf Position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entilantrieb 2 nicht auf Position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mmunikationstimeout: Betriebsart Druck aktiviert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13:42:24.703699700</meta:creation-date>
    <dc:date>2026-03-17T19:03:07.032109700</dc:date>
    <meta:editing-duration>PT1H56M56S</meta:editing-duration>
    <meta:editing-cycles>4</meta:editing-cycles>
    <meta:generator>LibreOffice/25.8.5.2$Windows_X86_64 LibreOffice_project/9c8b85f387cc00a89945a79c9e6239f32e450ac2</meta:generator>
    <meta:document-statistic meta:table-count="1" meta:cell-count="57" meta:object-count="0"/>
  </office:meta>
</office:document-meta>
</file>